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31772" officeooo:paragraph-rsid="00031772"/>
    </style:style>
    <style:style style:name="P2" style:family="paragraph" style:parent-style-name="Standard" style:list-style-name="L3">
      <style:paragraph-properties fo:text-align="start" style:justify-single-word="false"/>
      <style:text-properties officeooo:rsid="00031772" officeooo:paragraph-rsid="00031772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31772" officeooo:paragraph-rsid="00031772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31772" officeooo:paragraph-rsid="0003177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031772" officeooo:paragraph-rsid="00031772" style:font-weight-asian="normal" style:font-weight-complex="normal"/>
    </style:style>
    <style:style style:name="P6" style:family="paragraph" style:parent-style-name="Standard" style:list-style-name="L3">
      <style:paragraph-properties fo:text-align="start" style:justify-single-word="false"/>
      <style:text-properties officeooo:paragraph-rsid="00031772"/>
    </style:style>
    <style:style style:name="P7" style:family="paragraph" style:parent-style-name="Standard">
      <style:paragraph-properties fo:text-align="start" style:justify-single-word="false"/>
      <style:text-properties officeooo:paragraph-rsid="00051133"/>
    </style:style>
    <style:style style:name="P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31772" officeooo:paragraph-rsid="00031772"/>
    </style:style>
    <style:style style:name="P9" style:family="paragraph" style:parent-style-name="Standard">
      <style:paragraph-properties fo:text-align="start" style:justify-single-word="false"/>
      <style:text-properties style:text-underline-style="none" officeooo:rsid="00031772" officeooo:paragraph-rsid="00031772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none" officeooo:rsid="00031772" officeooo:paragraph-rsid="00031772"/>
    </style:style>
    <style:style style:name="P11" style:family="paragraph" style:parent-style-name="Standard">
      <style:paragraph-properties fo:text-align="start" style:justify-single-word="false"/>
      <style:text-properties style:text-underline-style="none" officeooo:rsid="00051133" officeooo:paragraph-rsid="00051133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51133" officeooo:paragraph-rsid="0016a334"/>
    </style:style>
    <style:style style:name="P13" style:family="paragraph" style:parent-style-name="Standard">
      <style:paragraph-properties fo:text-align="center" style:justify-single-word="false"/>
      <style:text-properties style:text-underline-style="none" officeooo:rsid="0031003f" officeooo:paragraph-rsid="0031003f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none" officeooo:rsid="00051133" officeooo:paragraph-rsid="00051133" style:font-style-asian="italic" style:font-style-complex="italic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031772"/>
    </style:style>
    <style:style style:name="T3" style:family="text">
      <style:text-properties style:text-underline-style="none" officeooo:rsid="000a5aeb"/>
    </style:style>
    <style:style style:name="T4" style:family="text">
      <style:text-properties style:text-underline-style="none" officeooo:rsid="001ed194"/>
    </style:style>
    <style:style style:name="T5" style:family="text">
      <style:text-properties style:text-underline-style="none" officeooo:rsid="00213084"/>
    </style:style>
    <style:style style:name="T6" style:family="text">
      <style:text-properties style:text-underline-style="none" officeooo:rsid="00226f08"/>
    </style:style>
    <style:style style:name="T7" style:family="text">
      <style:text-properties style:text-underline-style="none" officeooo:rsid="0033e526"/>
    </style:style>
    <style:style style:name="T8" style:family="text">
      <style:text-properties style:text-underline-style="solid" style:text-underline-width="auto" style:text-underline-color="font-color" officeooo:rsid="00031772"/>
    </style:style>
    <style:style style:name="T9" style:family="text">
      <style:text-properties officeooo:rsid="0005c424"/>
    </style:style>
    <style:style style:name="T10" style:family="text">
      <style:text-properties officeooo:rsid="000a5aeb"/>
    </style:style>
    <style:style style:name="T11" style:family="text">
      <style:text-properties officeooo:rsid="000a725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a5aeb" style:font-style-asian="italic" style:font-style-complex="italic"/>
    </style:style>
    <style:style style:name="T14" style:family="text">
      <style:text-properties fo:font-style="italic" officeooo:rsid="000f7e89" style:font-style-asian="italic" style:font-style-complex="italic"/>
    </style:style>
    <style:style style:name="T15" style:family="text">
      <style:text-properties fo:font-style="italic" officeooo:rsid="001bb08b" style:font-style-asian="italic" style:font-style-complex="italic"/>
    </style:style>
    <style:style style:name="T16" style:family="text">
      <style:text-properties fo:font-style="italic" officeooo:rsid="002ad0d4" style:font-style-asian="italic" style:font-style-complex="italic"/>
    </style:style>
    <style:style style:name="T17" style:family="text">
      <style:text-properties officeooo:rsid="000d22ae"/>
    </style:style>
    <style:style style:name="T18" style:family="text">
      <style:text-properties officeooo:rsid="000e55f1"/>
    </style:style>
    <style:style style:name="T19" style:family="text">
      <style:text-properties officeooo:rsid="000f7e89"/>
    </style:style>
    <style:style style:name="T20" style:family="text">
      <style:text-properties officeooo:rsid="001249f9"/>
    </style:style>
    <style:style style:name="T21" style:family="text">
      <style:text-properties officeooo:rsid="001bb08b"/>
    </style:style>
    <style:style style:name="T22" style:family="text">
      <style:text-properties officeooo:rsid="001ed194"/>
    </style:style>
    <style:style style:name="T23" style:family="text">
      <style:text-properties officeooo:rsid="0023f8f0"/>
    </style:style>
    <style:style style:name="T24" style:family="text">
      <style:text-properties officeooo:rsid="00244cfc"/>
    </style:style>
    <style:style style:name="T25" style:family="text">
      <style:text-properties officeooo:rsid="0026517b"/>
    </style:style>
    <style:style style:name="T26" style:family="text">
      <style:text-properties officeooo:rsid="002ad0d4"/>
    </style:style>
    <style:style style:name="T27" style:family="text">
      <style:text-properties officeooo:rsid="00305c90"/>
    </style:style>
    <style:style style:name="T28" style:family="text">
      <style:text-properties officeooo:rsid="0033e526"/>
    </style:style>
    <style:style style:name="T29" style:family="text">
      <style:text-properties officeooo:rsid="00377883"/>
    </style:style>
    <style:style style:name="T30" style:family="text">
      <style:text-properties officeooo:rsid="003b966e"/>
    </style:style>
    <style:style style:name="T31" style:family="text">
      <style:text-properties officeooo:rsid="003d5a6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OpenSymbol"/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assiopée n°38</text:p>
      <text:p text:style-name="P3">- Synchronisation des infrastructures routières et diminution des -</text:p>
      <text:p text:style-name="P3">émissions polluantes</text:p>
      <text:p text:style-name="P3"/>
      <text:p text:style-name="P3">Synthèse de la semaine – <text:span text:style-name="T28">19</text:span> mars 2023</text:p>
      <text:p text:style-name="P4"/>
      <text:p text:style-name="P4"/>
      <text:p text:style-name="P5">Ce document résume le travail effectué depuis la dernière réunion.</text:p>
      <text:p text:style-name="P8"/>
      <text:p text:style-name="P8">Depuis la dernière réunion, j’ai concentré mon travail sur deux points :</text:p>
      <text:list xml:id="list3983477334" text:style-name="L3">
        <text:list-item>
          <text:p text:style-name="P6"><text:span text:style-name="T2">Trouver de la documentation scientifique sur le sujet concerné, c’est à dire :</text:span></text:p>
          <text:list>
            <text:list-item>
              <text:p text:style-name="P10">D’un côté, l’efficacité énergétique de différentes infrastructures routières (feux de signalisations, panneaux stop, chicanes, dos d’âne, rond-points, …) ;</text:p>
            </text:list-item>
            <text:list-item>
              <text:p text:style-name="P10"><text:span text:style-name="T2">De l’autre, la réduction des temps d’attentes et des émissions de gaz à effet de serre grâce à la synchronisation des </text:span><text:span text:style-name="T22">f</text:span><text:span text:style-name="T2">eux de signalisations (ITS - communication véhicules à véhicules </text:span><text:span text:style-name="T22">et/ou</text:span><text:span text:style-name="T2"> véhicules à infrastructures).</text:span></text:p>
            </text:list-item>
          </text:list>
        </text:list-item>
        <text:list-item>
          <text:p text:style-name="P2"><text:span text:style-name="T1">Démarrer la simulation de quelques infrastructures de bases sur SUMO.</text:span></text:p>
        </text:list-item>
      </text:list>
      <text:p text:style-name="P1"/>
      <text:p text:style-name="P7"><text:span text:style-name="T8">Résultats obtenus :</text:span></text:p>
      <text:p text:style-name="P7"><text:span text:style-name="T8"/></text:p>
      <text:p text:style-name="P7"><text:span text:style-name="T2"><text:tab/>J’ai </text:span><text:span text:style-name="T5">trouvé </text:span><text:span text:style-name="T3">un certains nombre</text:span><text:span text:style-name="T2"> d’articles portant sur ces sujets. </text:span><text:span text:style-name="T3">Ceux qui me semblent actuellement les plus intéressant pour le suj</text:span><text:span text:style-name="T5">e</text:span><text:span text:style-name="T3">t sont les suivants</text:span><text:span text:style-name="T6"> </text:span><text:span text:style-name="T3">(/!\ je ne cite </text:span><text:span text:style-name="T7">ici </text:span><text:span text:style-name="T3">que les titre et l’année des articles pour ne pas encombr</text:span><text:span text:style-name="T4">er</text:span><text:span text:style-name="T3"> </text:span><text:span text:style-name="T7">l</text:span><text:span text:style-name="T3">e document) :</text:span></text:p>
      <text:p text:style-name="P9"/>
      <text:p text:style-name="P11"><text:tab/>- <text:span text:style-name="T12">An evaluation framework for traffic calming measures in residential areas, </text:span><text:span text:style-name="T13">2013</text:span></text:p>
      <text:p text:style-name="P14"><text:tab/>- Economic-environmental analysis of traffic-calming devices, <text:span text:style-name="T10">2015</text:span></text:p>
      <text:p text:style-name="P14"/>
      <text:p text:style-name="P11"><text:tab/>→ <text:span text:style-name="T11">Deux articles qui proposent une méthode pour étudier l’efficacité énergétique <text:tab/><text:tab/> <text:s/><text:tab/> <text:s text:c="4"/>d’infrastructure de ralentissement selon la classe </text:span><text:span text:style-name="T23">(le poids)</text:span><text:span text:style-name="T11"> de</text:span><text:span text:style-name="T24">s</text:span><text:span text:style-name="T11"> véhicule</text:span><text:span text:style-name="T24">s</text:span><text:span text:style-name="T11">.</text:span></text:p>
      <text:p text:style-name="P11"><text:tab/>→ <text:span text:style-name="T29">Les articles m</text:span><text:span text:style-name="T11">anque</text:span><text:span text:style-name="T29">nt</text:span><text:span text:style-name="T11"> d’informations quan</text:span><text:span text:style-name="T25">t</text:span><text:span text:style-name="T11"> aux véhicules électriques et hybride</text:span><text:span text:style-name="T30">s</text:span><text:span text:style-name="T11"> : peut-<text:tab/> <text:s text:c="4"/>être que </text:span><text:span text:style-name="T31">creuser </text:span><text:span text:style-name="T11">dans ce</text:span><text:span text:style-name="T20">tte direction </text:span><text:span text:style-name="T11">pourrait être intéressant ?</text:span></text:p>
      <text:p text:style-name="P11"/>
      <text:p text:style-name="P12"><text:s text:c="10"/>- - - - - - - - - - - - - - - - - - - - - - - - - - - - - - - - - - - - - - - - - - - - - - - - - - - - - - - - - - - </text:p>
      <text:p text:style-name="P11"/>
      <text:p text:style-name="P14"><text:tab/>- Efficiency of Roundabouts as Compared to Traffic Light Controlled Intersections in Urban <text:tab/> <text:s/>Road Networks, <text:span text:style-name="T17">2013</text:span></text:p>
      <text:p text:style-name="P14"><text:tab/>- Energy and Environmental Assessment of High-Speed Roundabouts, <text:span text:style-name="T17">2009</text:span></text:p>
      <text:p text:style-name="P14"><text:tab/>- On-road measurement of CO2 vehicle emissions under alternative forms of intersection <text:tab/> <text:s text:c="2"/>control, <text:span text:style-name="T18">2017</text:span></text:p>
      <text:p text:style-name="P14"/>
      <text:p text:style-name="P11"><text:span text:style-name="T12"><text:tab/>→ </text:span><text:span text:style-name="T14">Trois articles qui portent sur l’efficacité des intersections </text:span><text:span text:style-name="T15">à</text:span><text:span text:style-name="T14"> feux comparé à celle <text:tab/> <text:s text:c="4"/><text:tab/> <text:s text:c="4"/>des ronds points (parfois combinés à des feux de signalisations). </text:span><text:span text:style-name="T16">Les articles comparent <text:tab/> <text:s text:c="4"/>le flux d’entrée et de sortie des véhicules pour obtenir l’efficacité énergétique (et <text:tab/> <text:s/><text:tab/> <text:s text:c="4"/>temporelle) des infrastructures.</text:span></text:p>
      <text:p text:style-name="P11"><text:span text:style-name="T16"/></text:p>
      <text:p text:style-name="P11"><text:span text:style-name="T16"/></text:p>
      <text:p text:style-name="P11"><text:span text:style-name="T16"/></text:p>
      <text:p text:style-name="P11"/>
      <text:p text:style-name="P11"><text:tab/>J’ai <text:span text:style-name="T27">aussi </text:span>modélisé quelques infrastructures dans SUMO : ligne droite, croisement (quelques problèmes sur la gestion de certaines intersection, je manque encore d’expérience avec le logiciel), ronds-points, feux de signalisations, panneaux stop, ralentisseurs, chicane<text:span text:style-name="T27">s..</text:span>. Ainsi, je commence à <text:soft-page-break/>bien maîtriser toutes les bases du logiciel et je doit être en mesure de modéliser des situations basiques (voire un peu complexes) nécessaires à l’obtention de <text:span text:style-name="T9">premiers </text:span>résultats.</text:p>
      <text:p text:style-name="P11"><text:tab/><text:span text:style-name="T9">J’ai aussi étudié les </text:span><text:span text:style-name="T27">données de sortie des simulations </text:span><text:span text:style-name="T9">concernant les émissions de gaz à effet de serre offerte par le logiciel. Grâce au code créé lors du précédent projet, j’ai à ma disposition un outil permettant de connaître les émissions de GES de chaque véhicule d’une simulation, mais aussi leurs profil de vitesse individuel ou encore leur consommation de carburant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>FIN</text:p>
      <text:p text:style-name="P11"/>
      <text:p text:style-name="P11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9T21:11:03.801377301</meta:creation-date>
    <dc:date>2023-03-20T00:09:32.422826136</dc:date>
    <meta:editing-duration>PT2H58M12S</meta:editing-duration>
    <meta:editing-cycles>33</meta:editing-cycles>
    <meta:generator>LibreOffice/7.3.7.2$Linux_X86_64 LibreOffice_project/30$Build-2</meta:generator>
    <meta:document-statistic meta:table-count="0" meta:image-count="0" meta:object-count="0" meta:page-count="2" meta:paragraph-count="24" meta:word-count="500" meta:character-count="3139" meta:non-whitespace-character-count="2595"/>
  </office:meta>
</office:document-meta>
</file>